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P9" style:family="paragraph" style:parent-style-name="Standard" style:list-style-name="L3">
      <style:text-properties style:font-name="Arial" fo:font-size="11pt" style:font-size-asian="11pt" style:font-size-complex="11pt"/>
    </style:style>
    <style:style style:name="P10" style:family="paragraph" style:parent-style-name="Standard" style:list-style-name="L4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4191116859411087756" text:style-name="L1">
              <text:list-item>
                <text:p text:style-name="P7"><text:span text:style-name="T4">Daniel Bersenkowitsch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text:span text:style-name="T7">13:30 – 15:00</text:span>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8086606206823637507" text:style-name="L2">
              <text:list-item>
                <text:p text:style-name="P8">Review des Fortschritts beim Übungskatalog</text:p>
              </text:list-item>
              <text:list-item>
                <text:p text:style-name="P8">Besprechen der Arbeit bis nächste Woche</text:p>
              </text:list-item>
              <text:list-item>
                <text:p text:style-name="P8">Durchgehen der Datenbank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Übungskatalog zeigte eine Liste von mehreren Übungen an.</text:p>
            <text:p text:style-name="P2">Es wurde zuerst beschlossen, dass bis nächste Woche die ErstelleUserActivity fertiggestellt wird. Später wurde per Whatsappmessage stattdessen mitgeteilt, dass die erste Iteration (Übungskatalog) bis <text:span text:style-name="T2">30.10.2015</text:span> fertiggestellt werden soll.</text:p>
            <text:p text:style-name="P2">Die Datenbank wurde gemeinsam gesprochen wie Trainingssession abzuspeichern sind.</text:p>
            <text:p text:style-name="P2">Am 30.10 kam wegen Terminkollisionen keine Besprechung zusammen.</text:p>
            <text:p text:style-name="P2"/>
            <text:p text:style-name="P2">++</text:p>
            <text:p text:style-name="P2">Userdaten werden in key/value-Tabelle gespeichert.</text:p>
            <text:p text:style-name="P2">Iterationen(Meilensteinliste) sollen erstellt werden. </text:p>
            <text:p text:style-name="P2">Art des Datenbankzugriffs soll verändert werden → Howto: Folien werden vom Herr. Prof. Stütz zur Verfügung gestellt.</text:p>
            <text:p text:style-name="P2">Android-Hilfe: udacity.com → Kurse zur Hilfe ansehen</text:p>
            <text:p text:style-name="P2">Herr. Prof. Stütz schlag vor IntelliJ Ultimate zu verwenden, wird aber nicht wahrgenommen, da wir uns bereits auf Android Studio festgelegt haben. </text:p>
            <text:p text:style-name="P2">Die GUI soll für diese Iteration „perfektioniert“ werden. (Schöne Steuerelemente, schickes design)</text:p>
            <text:p text:style-name="P2"/>
            <text:p text:style-name="P2">Nächsten Iterationen:</text:p>
            <text:p text:style-name="P2">• Datenbankstruktur neu überarbeiten</text:p>
            <text:list xml:id="list3394630315163057163" text:style-name="L3">
              <text:list-item>
                <text:list>
                  <text:list-item>
                    <text:p text:style-name="P9">GridView einbauen bei Übungskatalog</text:p>
                  </text:list-item>
                  <text:list-item>
                    <text:p text:style-name="P9">ERD Erstellen</text:p>
                  </text:list-item>
                  <text:list-item>
                    <text:p text:style-name="P9">SQLightHelper verwenden</text:p>
                  </text:list-item>
                </text:list>
              </text:list-item>
            </text:list>
            <text:p text:style-name="P2">• Systemarchitektur</text:p>
            <text:list xml:id="list6817624113865625371" text:style-name="L4">
              <text:list-item>
                <text:list>
                  <text:list-item>
                    <text:p text:style-name="P10">Package Diagram</text:p>
                  </text:list-item>
                  <text:list-item>
                    <text:p text:style-name="P10">Klassendiagramm</text:p>
                  </text:list-item>
                </text:list>
              </text:list-item>
            </text:list>
            <text:p text:style-name="P2">• Eingabe des Profils</text:p>
            <text:p text:style-name="P2">++</text:p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pan text:style-name="T7">Bis 30.10.2015 </text:span><text:span text:style-name="T7">wird der Übungskatalog fertigstellt.</text:span>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</text:span><text:span text:style-name="MT1">sprechung nach der SYP-Stunde</text:span><text:tab/><text:span text:style-name="MT2">Protokoll vom </text:span><text:span text:style-name="MT2">23.10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8:19:01</dc:date>
    <meta:editing-duration>P1DT1H1M55S</meta:editing-duration>
    <meta:editing-cycles>24</meta:editing-cycles>
    <meta:generator>OpenOffice.org/3.4.1$Unix OpenOffice.org_project/341m1$Build-9593</meta:generator>
    <meta:document-statistic meta:table-count="1" meta:image-count="0" meta:object-count="0" meta:page-count="1" meta:paragraph-count="36" meta:word-count="204" meta:character-count="1566"/>
  </office:meta>
</office:document-meta>
</file>